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8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3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0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4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14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6667in" fo:padding-bottom="0.06667in" fo:padding-left="0.13333in" fo:padding-right="0.13333in" draw:textarea-vertical-align="top" draw:textarea-horizontal-align="left" draw:fill="none" draw:stroke="solid" svg:stroke-width="0.01389in" svg:stroke-color="#000000" svg:stroke-opacity="100%" draw:stroke-linejoin="miter" svg:stroke-linecap="butt" draw:auto-grow-width="false" draw:auto-grow-height="true"/>
      <style:paragraph-properties style:font-independent-line-spacing="true" style:writing-mode="lr-tb"/>
    </style:style>
    <style:style style:family="graphic" style:name="a60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60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1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2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9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8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84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17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599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6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9">
      <style:graphic-properties fo:wrap-option="wrap" fo:padding-top="0.06667in" fo:padding-bottom="0.06667in" fo:padding-left="0.13333in" fo:padding-right="0.13333in" draw:textarea-vertical-align="middle" draw:textarea-horizontal-align="center" draw:fill="none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10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5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4819in" style:font-size-asian="0.14819in" style:font-size-complex="0.1481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6">
      <style:paragraph-properties fo:line-height="100%" fo:text-align="left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6667in" fo:padding-bottom="0.06667in" fo:padding-left="0.13333in" fo:padding-right="0.13333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92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424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el" fo:country="G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375in" style:font-size-asian="0.20375in" style:font-size-complex="0.20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center" style:tab-stop-distance="1.333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wrap" fo:padding-top="0.06667in" fo:padding-bottom="0.06667in" fo:padding-left="0.13333in" fo:padding-right="0.13333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250" draw:style-name="a406" draw:master-page-name="Master1-Layout12-cust-1_Inhalt-+-Text" presentation:presentation-page-layout-name="Master1-PPL12" draw:id="Slide-505">
        <draw:frame draw:id="id68" draw:style-name="a410" draw:name="Foliennummernplatzhalter 3" svg:x="9.41667in" svg:y="6.95139in" svg:width="3in" svg:height="0.39931in">
          <draw:text-box>
            <text:p text:style-name="a409" text:class-names="" text:cond-style-name=""><text:span text:style-name="a407" text:class-names=""><text:page-number style:num-format="1" text:fixed="false">25</text:page-number></text:span><text:span text:style-name="a408" text:class-names=""/></text:p>
          </draw:text-box>
          <svg:title/>
          <svg:desc/>
        </draw:frame>
        <draw:frame draw:id="id69" draw:style-name="a421" draw:name="Textfeld 20" svg:x="6.62549in" svg:y="2.11825in" svg:width="1.5748in" svg:height="0.62844in">
          <draw:text-box>
            <text:p text:style-name="a413" text:class-names="" text:cond-style-name=""><text:span text:style-name="a411" text:class-names="">Replacement</text:span><text:span text:style-name="a412" text:class-names=""/></text:p>
            <text:p text:style-name="a420" text:class-names="" text:cond-style-name=""><text:span text:style-name="a414" text:class-names="">(</text:span><text:span text:style-name="a415" text:class-names="">β</text:span><text:span text:style-name="a416" text:class-names="">SIM</text:span><text:span text:style-name="a417" text:class-names=""><text:s text:c="1"/>=<text:s text:c="1"/></text:span><text:span text:style-name="a418" text:class-names="">.</text:span><text:span text:style-name="a419" text:class-names="">28)</text:span></text:p>
          </draw:text-box>
          <svg:title/>
          <svg:desc/>
        </draw:frame>
        <draw:frame draw:id="id70" draw:style-name="a432" draw:name="Textfeld 20" svg:x="9.39505in" svg:y="2.11349in" svg:width="1.64431in" svg:height="0.62844in">
          <draw:text-box>
            <text:p text:style-name="a424" text:class-names="" text:cond-style-name=""><text:span text:style-name="a422" text:class-names="">Replacement</text:span><text:span text:style-name="a423" text:class-names=""/></text:p>
            <text:p text:style-name="a431" text:class-names="" text:cond-style-name=""><text:span text:style-name="a425" text:class-names="">(</text:span><text:span text:style-name="a426" text:class-names="">β</text:span><text:span text:style-name="a427" text:class-names="">SIM</text:span><text:span text:style-name="a428" text:class-names=""><text:s text:c="1"/>=<text:s text:c="1"/></text:span><text:span text:style-name="a429" text:class-names="">.</text:span><text:span text:style-name="a430" text:class-names="">29)</text:span></text:p>
          </draw:text-box>
          <svg:title/>
          <svg:desc/>
        </draw:frame>
        <draw:frame draw:id="id71" draw:style-name="a435" draw:name="Textfeld 8" svg:x="1.51449in" svg:y="3.32671in" svg:width="0.60108in" svg:height="0.38154in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72" draw:style-name="a447" draw:name="Textfeld 20" svg:x="1.03035in" svg:y="2.1127in" svg:width="1.5748in" svg:height="0.62844in">
          <draw:text-box>
            <text:p text:style-name="a438" text:class-names="" text:cond-style-name=""><text:span text:style-name="a436" text:class-names="">Replacement</text:span><text:span text:style-name="a437" text:class-names=""/></text:p>
            <text:p text:style-name="a446" text:class-names="" text:cond-style-name=""><text:span text:style-name="a439" text:class-names="">(</text:span><text:span text:style-name="a440" text:class-names="">β</text:span><text:span text:style-name="a441" text:class-names="">SIM</text:span><text:span text:style-name="a442" text:class-names=""><text:s text:c="1"/>=<text:s text:c="1"/></text:span><text:span text:style-name="a443" text:class-names="">.</text:span><text:span text:style-name="a444" text:class-names="">28</text:span><text:span text:style-name="a445" text:class-names="">)</text:span></text:p>
          </draw:text-box>
          <svg:title/>
          <svg:desc/>
        </draw:frame>
        <draw:g draw:name="Gruppieren 7" draw:id="id73">
          <svg:title/>
          <svg:desc/>
          <draw:custom-shape svg:x="0.48788in" svg:y="2.84223in" svg:width="1.5748in" svg:height="1.5748in" draw:id="id110" draw:style-name="a646" draw:name="Ellipse 3">
            <svg:title/>
            <svg:desc/>
            <text:p text:style-name="a645" text:class-names="" text:cond-style-name=""><text:span text:style-name="a64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1.53737in" svg:y="2.84223in" svg:width="1.5748in" svg:height="1.5748in" draw:id="id111" draw:style-name="a649" draw:name="Ellipse 4">
            <svg:title/>
            <svg:desc/>
            <text:p text:style-name="a648" text:class-names="" text:cond-style-name=""><text:span text:style-name="a647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2" draw:style-name="a653" draw:name="Textfeld 7" svg:x="2.09657in" svg:y="3.05919in" svg:width="0.80244in" svg:height="0.38154in">
            <draw:text-box>
              <text:p text:style-name="a652" text:class-names="" text:cond-style-name=""><text:span text:style-name="a650" text:class-names="">.03***</text:span><text:span text:style-name="a651" text:class-names=""/></text:p>
            </draw:text-box>
            <svg:title/>
            <svg:desc/>
          </draw:frame>
          <draw:frame draw:id="id113" draw:style-name="a657" draw:name="Textfeld 10" svg:x="2.0967in" svg:y="3.3279in" svg:width="0.85035in" svg:height="0.31422in">
            <draw:text-box>
              <text:p text:style-name="a656" text:class-names="" text:cond-style-name=""><text:span text:style-name="a654" text:class-names="">L</text:span><text:span text:style-name="a655" text:class-names="">ocation</text:span></text:p>
            </draw:text-box>
            <svg:title/>
            <svg:desc/>
          </draw:frame>
          <draw:custom-shape svg:x="1.00806in" svg:y="3.83376in" svg:width="1.5748in" svg:height="1.5748in" draw:id="id114" draw:style-name="a660" draw:name="Ellipse 4">
            <svg:title/>
            <svg:desc/>
            <text:p text:style-name="a659" text:class-names="" text:cond-style-name=""><text:span text:style-name="a6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15" draw:style-name="a664" draw:name="Textfeld 8" svg:x="1.86668in" svg:y="3.98471in" svg:width="0.60108in" svg:height="0.38154in">
            <draw:text-box>
              <text:p text:style-name="a663" text:class-names="" text:cond-style-name=""><text:span text:style-name="a661" text:class-names="">.03</text:span><text:span text:style-name="a662" text:class-names=""/></text:p>
            </draw:text-box>
            <svg:title/>
            <svg:desc/>
          </draw:frame>
          <draw:frame draw:id="id116" draw:style-name="a668" draw:name="Textfeld 8" svg:x="1.39099in" svg:y="4.47482in" svg:width="0.95869in" svg:height="0.38154in">
            <draw:text-box>
              <text:p text:style-name="a667" text:class-names="" text:cond-style-name=""><text:span text:style-name="a665" text:class-names="">&lt;.0001</text:span><text:span text:style-name="a666" text:class-names=""/></text:p>
            </draw:text-box>
            <svg:title/>
            <svg:desc/>
          </draw:frame>
          <draw:frame draw:id="id117" draw:style-name="a673" draw:name="Textfeld 10" svg:x="1.30847in" svg:y="4.79316in" svg:width="0.96053in" svg:height="0.31422in">
            <draw:text-box>
              <text:p text:style-name="a672" text:class-names="" text:cond-style-name=""><text:span text:style-name="a669" text:class-names="">PC1</text:span><text:span text:style-name="a670" text:class-names="">climate</text:span><text:span text:style-name="a671" text:class-names=""/></text:p>
            </draw:text-box>
            <svg:title/>
            <svg:desc/>
          </draw:frame>
          <draw:frame draw:id="id118" draw:style-name="a677" draw:name="Textfeld 8" svg:x="0.77435in" svg:y="3.05743in" svg:width="0.79412in" svg:height="0.38154in">
            <draw:text-box>
              <text:p text:style-name="a676" text:class-names="" text:cond-style-name=""><text:span text:style-name="a674" text:class-names="">.06***</text:span><text:span text:style-name="a675" text:class-names=""/></text:p>
            </draw:text-box>
            <svg:title/>
            <svg:desc/>
          </draw:frame>
          <draw:frame draw:id="id119" draw:style-name="a682" draw:name="Textfeld 10" svg:x="0.53305in" svg:y="3.32406in" svg:width="1.08831in" svg:height="0.4938in">
            <draw:text-box>
              <text:p text:style-name="a679" text:class-names="" text:cond-style-name=""><text:span text:style-name="a678" text:class-names="">Side***</text:span></text:p>
              <text:p text:style-name="a681" text:class-names="" text:cond-style-name=""><text:span text:style-name="a680" text:class-names="">Exposition**</text:span></text:p>
            </draw:text-box>
            <svg:title/>
            <svg:desc/>
          </draw:frame>
        </draw:g>
        <draw:frame draw:id="id74" draw:style-name="a459" draw:name="Textfeld 20" svg:x="3.82812in" svg:y="2.11545in" svg:width="1.5748in" svg:height="0.62844in">
          <draw:text-box>
            <text:p text:style-name="a450" text:class-names="" text:cond-style-name=""><text:span text:style-name="a448" text:class-names="">Replacement</text:span><text:span text:style-name="a449" text:class-names=""/></text:p>
            <text:p text:style-name="a458" text:class-names="" text:cond-style-name=""><text:span text:style-name="a451" text:class-names="">(</text:span><text:span text:style-name="a452" text:class-names="">β</text:span><text:span text:style-name="a453" text:class-names="">SIM</text:span><text:span text:style-name="a454" text:class-names=""><text:s text:c="1"/>=<text:s text:c="1"/></text:span><text:span text:style-name="a455" text:class-names="">.</text:span><text:span text:style-name="a456" text:class-names="">27</text:span><text:span text:style-name="a457" text:class-names="">)</text:span></text:p>
          </draw:text-box>
          <svg:title/>
          <svg:desc/>
        </draw:frame>
        <draw:g draw:name="Gruppieren 6" draw:id="id75">
          <svg:title/>
          <svg:desc/>
          <draw:custom-shape svg:x="3.29394in" svg:y="2.84498in" svg:width="1.5748in" svg:height="1.5748in" draw:id="id105" draw:style-name="a630" draw:name="Ellipse 3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4.34344in" svg:y="2.84498in" svg:width="1.5748in" svg:height="1.5748in" draw:id="id106" draw:style-name="a633" draw:name="Ellipse 4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7" draw:style-name="a637" draw:name="Textfeld 7" svg:x="4.86063in" svg:y="3.06194in" svg:width="0.93617in" svg:height="0.38154in">
            <draw:text-box>
              <text:p text:style-name="a636" text:class-names="" text:cond-style-name=""><text:span text:style-name="a634" text:class-names="">&lt;.0001</text:span><text:span text:style-name="a635" text:class-names=""/></text:p>
            </draw:text-box>
            <svg:title/>
            <svg:desc/>
          </draw:frame>
          <draw:frame draw:id="id108" draw:style-name="a640" draw:name="Textfeld 10" svg:x="4.86078in" svg:y="3.32015in" svg:width="0.87323in" svg:height="0.31422in">
            <draw:text-box>
              <text:p text:style-name="a639" text:class-names="" text:cond-style-name=""><text:span text:style-name="a638" text:class-names="">Location</text:span></text:p>
            </draw:text-box>
            <svg:title/>
            <svg:desc/>
          </draw:frame>
          <draw:custom-shape svg:x="3.81413in" svg:y="3.78571in" svg:width="1.5748in" svg:height="1.5748in" draw:id="id109" draw:style-name="a643" draw:name="Ellipse 4">
            <svg:title/>
            <svg:desc/>
            <text:p text:style-name="a642" text:class-names="" text:cond-style-name=""><text:span text:style-name="a64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</draw:g>
        <draw:frame draw:id="id76" draw:style-name="a471" draw:name="Textfeld 45" svg:x="1.05644in" svg:y="1.56158in" svg:width="1.46265in" svg:height="0.62844in">
          <draw:text-box>
            <text:p text:style-name="a461" text:class-names="" text:cond-style-name=""><text:span text:style-name="a460" text:class-names="">2017</text:span></text:p>
            <text:p text:style-name="a470" text:class-names="" text:cond-style-name=""><text:span text:style-name="a462" text:class-names="">(</text:span><text:span text:style-name="a463" text:class-names="">β</text:span><text:span text:style-name="a464" text:class-names="">SOR</text:span><text:span text:style-name="a465" text:class-names=""><text:s text:c="1"/></text:span><text:span text:style-name="a466" text:class-names="">=<text:s text:c="1"/></text:span><text:span text:style-name="a467" text:class-names="">.</text:span><text:span text:style-name="a468" text:class-names="">32</text:span><text:span text:style-name="a469" text:class-names="">)</text:span></text:p>
          </draw:text-box>
          <svg:title/>
          <svg:desc/>
        </draw:frame>
        <draw:g draw:name="Gruppieren 1" draw:id="id77">
          <svg:title/>
          <svg:desc/>
          <draw:custom-shape svg:x="6.10747in" svg:y="2.84778in" svg:width="1.5748in" svg:height="1.5748in" draw:id="id98" draw:style-name="a603" draw:name="Ellipse 3">
            <svg:title/>
            <svg:desc/>
            <text:p text:style-name="a602" text:class-names="" text:cond-style-name=""><text:span text:style-name="a60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custom-shape svg:x="7.15697in" svg:y="2.84778in" svg:width="1.5748in" svg:height="1.5748in" draw:id="id99" draw:style-name="a606" draw:name="Ellipse 4">
            <svg:title/>
            <svg:desc/>
            <text:p text:style-name="a605" text:class-names="" text:cond-style-name=""><text:span text:style-name="a604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0" draw:style-name="a610" draw:name="Textfeld 7" svg:x="6.38868in" svg:y="3.06082in" svg:width="0.73549in" svg:height="0.38154in">
            <draw:text-box>
              <text:p text:style-name="a609" text:class-names="" text:cond-style-name=""><text:span text:style-name="a607" text:class-names="">.07**</text:span><text:span text:style-name="a608" text:class-names=""/></text:p>
            </draw:text-box>
            <svg:title/>
            <svg:desc/>
          </draw:frame>
          <draw:custom-shape svg:x="6.63816in" svg:y="3.78852in" svg:width="1.5748in" svg:height="1.5748in" draw:id="id101" draw:style-name="a613" draw:name="Ellipse 4">
            <svg:title/>
            <svg:desc/>
            <text:p text:style-name="a612" text:class-names="" text:cond-style-name=""><text:span text:style-name="a611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3 - ?f2"/>
              <draw:equation draw:name="f8" draw:formula="min(?f7, ?f6)"/>
              <draw:equation draw:name="f9" draw:formula="5419351 / 1725033"/>
              <draw:equation draw:name="f10" draw:formula="21600000"/>
              <draw:equation draw:name="f11" draw:formula="0"/>
              <draw:equation draw:name="f12" draw:formula="2700000 + ?f1"/>
              <draw:equation draw:name="f13" draw:formula="?f12 - ?f1"/>
              <draw:equation draw:name="f14" draw:formula="?f7 / 21600"/>
              <draw:equation draw:name="f15" draw:formula="?f6 / 21600"/>
              <draw:equation draw:name="f16" draw:formula="21600 * ?f7"/>
              <draw:equation draw:name="f17" draw:formula="21600 * ?f6"/>
              <draw:equation draw:name="f18" draw:formula="min(?f15, ?f14)"/>
              <draw:equation draw:name="f19" draw:formula="?f16 / ?f8"/>
              <draw:equation draw:name="f20" draw:formula="?f17 / ?f8"/>
              <draw:equation draw:name="f21" draw:formula="?f20 - ?f11"/>
              <draw:equation draw:name="f22" draw:formula="?f19 - ?f11"/>
              <draw:equation draw:name="f23" draw:formula="?f21 / 2"/>
              <draw:equation draw:name="f24" draw:formula="?f22 / 2"/>
              <draw:equation draw:name="f25" draw:formula="?f11 + ?f23"/>
              <draw:equation draw:name="f26" draw:formula="?f11 + ?f24"/>
              <draw:equation draw:name="f27" draw:formula="?f24 * ?f18"/>
              <draw:equation draw:name="f28" draw:formula="?f23 * ?f18"/>
              <draw:equation draw:name="f29" draw:formula="?f13 + ?f1"/>
              <draw:equation draw:name="f30" draw:formula="?f29 * ?f9 / ?f0"/>
              <draw:equation draw:name="f31" draw:formula="0 - ?f30"/>
              <draw:equation draw:name="f32" draw:formula="sin(?f31)"/>
              <draw:equation draw:name="f33" draw:formula="0 - ?f32"/>
              <draw:equation draw:name="f34" draw:formula="?f33"/>
              <draw:equation draw:name="f35" draw:formula="cos(?f31)"/>
              <draw:equation draw:name="f36" draw:formula="0 - ?f35"/>
              <draw:equation draw:name="f37" draw:formula="?f36"/>
              <draw:equation draw:name="f38" draw:formula="?f34 * ?f24"/>
              <draw:equation draw:name="f39" draw:formula="?f37 * ?f23"/>
              <draw:equation draw:name="f40" draw:formula="?f26 - ?f38"/>
              <draw:equation draw:name="f41" draw:formula="?f26 + ?f38"/>
              <draw:equation draw:name="f42" draw:formula="?f25 - ?f39"/>
              <draw:equation draw:name="f43" draw:formula="?f25 + ?f39"/>
              <draw:equation draw:name="f44" draw:formula="21550000 - ?f10"/>
              <draw:equation draw:name="f45" draw:formula="if(?f44, ?f10, 21550000)"/>
              <draw:equation draw:name="f46" draw:formula="-21550000 - ?f45"/>
              <draw:equation draw:name="f47" draw:formula="if(?f46, -21550000, ?f45)"/>
              <draw:equation draw:name="f48" draw:formula="?f0 + ?f47"/>
              <draw:equation draw:name="f49" draw:formula="?f0 + ?f1"/>
              <draw:equation draw:name="f50" draw:formula="?f49 * ?f9 / ?f0"/>
              <draw:equation draw:name="f51" draw:formula="0 - ?f50"/>
              <draw:equation draw:name="f52" draw:formula="cos(?f51)"/>
              <draw:equation draw:name="f53" draw:formula="0 - ?f52"/>
              <draw:equation draw:name="f54" draw:formula="?f53 * ?f27"/>
              <draw:equation draw:name="f55" draw:formula="sin(?f51)"/>
              <draw:equation draw:name="f56" draw:formula="0 - ?f55"/>
              <draw:equation draw:name="f57" draw:formula="?f56 * ?f28"/>
              <draw:equation draw:name="f58" draw:formula="sqrt(?f54 * ?f54 + ?f57 * ?f57 + 0 * 0)"/>
              <draw:equation draw:name="f59" draw:formula="?f27 * ?f28 / ?f58"/>
              <draw:equation draw:name="f60" draw:formula="?f56 * ?f59"/>
              <draw:equation draw:name="f61" draw:formula="?f11 - ?f60"/>
              <draw:equation draw:name="f62" draw:formula="?f53 * ?f59"/>
              <draw:equation draw:name="f63" draw:formula="?f25 - ?f62"/>
              <draw:equation draw:name="f64" draw:formula="?f61 - ?f27"/>
              <draw:equation draw:name="f65" draw:formula="?f63 - ?f28"/>
              <draw:equation draw:name="f66" draw:formula="?f61 + ?f27"/>
              <draw:equation draw:name="f67" draw:formula="?f63 + ?f28"/>
              <draw:equation draw:name="f68" draw:formula="?f48 + ?f1"/>
              <draw:equation draw:name="f69" draw:formula="?f68 * ?f9 / ?f0"/>
              <draw:equation draw:name="f70" draw:formula="0 - ?f69"/>
              <draw:equation draw:name="f71" draw:formula="cos(?f70)"/>
              <draw:equation draw:name="f72" draw:formula="0 - ?f71"/>
              <draw:equation draw:name="f73" draw:formula="?f72 * ?f27"/>
              <draw:equation draw:name="f74" draw:formula="sin(?f70)"/>
              <draw:equation draw:name="f75" draw:formula="0 - ?f74"/>
              <draw:equation draw:name="f76" draw:formula="?f75 * ?f28"/>
              <draw:equation draw:name="f77" draw:formula="sqrt(?f73 * ?f73 + ?f76 * ?f76 + 0 * 0)"/>
              <draw:equation draw:name="f78" draw:formula="?f27 * ?f28 / ?f77"/>
              <draw:equation draw:name="f79" draw:formula="?f75 * ?f78"/>
              <draw:equation draw:name="f80" draw:formula="?f61 + ?f79"/>
              <draw:equation draw:name="f81" draw:formula="?f72 * ?f78"/>
              <draw:equation draw:name="f82" draw:formula="?f63 + ?f81"/>
              <draw:equation draw:name="f83" draw:formula="if(?f47, ?f11, ?f64)"/>
              <draw:equation draw:name="f84" draw:formula="if(?f47, ?f25, ?f65)"/>
              <draw:equation draw:name="f85" draw:formula="if(?f47, ?f11, ?f66)"/>
              <draw:equation draw:name="f86" draw:formula="if(?f47, ?f25, ?f67)"/>
              <draw:equation draw:name="f87" draw:formula="if(?f47, ?f64, ?f80)"/>
              <draw:equation draw:name="f88" draw:formula="if(?f47, ?f65, ?f82)"/>
              <draw:equation draw:name="f89" draw:formula="if(?f47, ?f66, ?f80)"/>
              <draw:equation draw:name="f90" draw:formula="if(?f47, ?f67, ?f82)"/>
            </draw:enhanced-geometry>
          </draw:custom-shape>
          <draw:frame draw:id="id102" draw:style-name="a617" draw:name="Textfeld 8" svg:x="7.12878in" svg:y="4.48769in" svg:width="0.73883in" svg:height="0.38154in">
            <draw:text-box>
              <text:p text:style-name="a616" text:class-names="" text:cond-style-name=""><text:span text:style-name="a614" text:class-names="">.04**</text:span><text:span text:style-name="a615" text:class-names=""/></text:p>
            </draw:text-box>
            <svg:title/>
            <svg:desc/>
          </draw:frame>
          <draw:frame draw:id="id103" draw:style-name="a622" draw:name="Textfeld 10" svg:x="7.02256in" svg:y="4.79871in" svg:width="0.92536in" svg:height="0.31422in">
            <draw:text-box>
              <text:p text:style-name="a621" text:class-names="" text:cond-style-name=""><text:span text:style-name="a618" text:class-names="">PC1</text:span><text:span text:style-name="a619" text:class-names="">climate</text:span><text:span text:style-name="a620" text:class-names=""/></text:p>
            </draw:text-box>
            <svg:title/>
            <svg:desc/>
          </draw:frame>
          <draw:frame draw:id="id104" draw:style-name="a627" draw:name="Textfeld 10" svg:x="6.12842in" svg:y="3.32503in" svg:width="1.11331in" svg:height="0.4938in">
            <draw:text-box>
              <text:p text:style-name="a624" text:class-names="" text:cond-style-name=""><text:span text:style-name="a623" text:class-names="">Exposition**</text:span></text:p>
              <text:p text:style-name="a626" text:class-names="" text:cond-style-name=""><text:span text:style-name="a625" text:class-names="">Side</text:span></text:p>
            </draw:text-box>
            <svg:title/>
            <svg:desc/>
          </draw:frame>
        </draw:g>
        <draw:g draw:name="Gruppieren 10" draw:id="id78">
          <svg:title/>
          <svg:desc/>
          <draw:g draw:name="Gruppieren 9" draw:id="id89">
            <svg:title/>
            <svg:desc/>
            <draw:custom-shape svg:x="8.912in" svg:y="2.84302in" svg:width="1.5748in" svg:height="1.5748in" draw:id="id91" draw:style-name="a565" draw:name="Ellipse 3">
              <svg:title/>
              <svg:desc/>
              <text:p text:style-name="a564" text:class-names="" text:cond-style-name=""><text:span text:style-name="a563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custom-shape svg:x="9.96149in" svg:y="2.84302in" svg:width="1.5748in" svg:height="1.5748in" draw:id="id92" draw:style-name="a568" draw:name="Ellipse 4">
              <svg:title/>
              <svg:desc/>
              <text:p text:style-name="a567" text:class-names="" text:cond-style-name=""><text:span text:style-name="a566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3" draw:style-name="a574" draw:name="Textfeld 7" svg:x="10.55219in" svg:y="3.05998in" svg:width="0.80244in" svg:height="0.38154in">
              <draw:text-box>
                <text:p text:style-name="a573" text:class-names="" text:cond-style-name=""><text:span text:style-name="a569" text:class-names="">.0</text:span><text:span text:style-name="a570" text:class-names="">8</text:span><text:span text:style-name="a571" text:class-names="">***</text:span><text:span text:style-name="a572" text:class-names=""/></text:p>
              </draw:text-box>
              <svg:title/>
              <svg:desc/>
            </draw:frame>
            <draw:frame draw:id="id94" draw:style-name="a584" draw:name="Textfeld 10" svg:x="10.44734in" svg:y="3.27619in" svg:width="1.18322in" svg:height="0.67339in">
              <draw:text-box>
                <text:p text:style-name="a576" text:class-names="" text:cond-style-name=""><text:span text:style-name="a575" text:class-names="">Location***</text:span></text:p>
                <text:p text:style-name="a581" text:class-names="" text:cond-style-name=""><text:span text:style-name="a577" text:class-names="">Distance</text:span><text:span text:style-name="a578" text:class-names=""><text:s text:c="1"/></text:span><text:span text:style-name="a579" text:class-names="">river</text:span><text:span text:style-name="a580" text:class-names=""/></text:p>
                <text:p text:style-name="a583" text:class-names="" text:cond-style-name=""><text:span text:style-name="a582" text:class-names="">MEM2</text:span></text:p>
              </draw:text-box>
              <svg:title/>
              <svg:desc/>
            </draw:frame>
            <draw:custom-shape svg:x="9.43219in" svg:y="3.78376in" svg:width="1.5748in" svg:height="1.5748in" draw:id="id95" draw:style-name="a587" draw:name="Ellipse 4">
              <svg:title/>
              <svg:desc/>
              <text:p text:style-name="a586" text:class-names="" text:cond-style-name=""><text:span text:style-name="a585" text:class-names=""/></text:p>
    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    <draw:equation draw:name="f0" draw:formula="10800000"/>
                <draw:equation draw:name="f1" draw:formula="5400000"/>
                <draw:equation draw:name="f2" draw:formula="left"/>
                <draw:equation draw:name="f3" draw:formula="right"/>
                <draw:equation draw:name="f4" draw:formula="top"/>
                <draw:equation draw:name="f5" draw:formula="bottom"/>
                <draw:equation draw:name="f6" draw:formula="?f5 - ?f4"/>
                <draw:equation draw:name="f7" draw:formula="?f3 - ?f2"/>
                <draw:equation draw:name="f8" draw:formula="min(?f7, ?f6)"/>
                <draw:equation draw:name="f9" draw:formula="5419351 / 1725033"/>
                <draw:equation draw:name="f10" draw:formula="21600000"/>
                <draw:equation draw:name="f11" draw:formula="0"/>
                <draw:equation draw:name="f12" draw:formula="2700000 + ?f1"/>
                <draw:equation draw:name="f13" draw:formula="?f12 - ?f1"/>
                <draw:equation draw:name="f14" draw:formula="?f7 / 21600"/>
                <draw:equation draw:name="f15" draw:formula="?f6 / 21600"/>
                <draw:equation draw:name="f16" draw:formula="21600 * ?f7"/>
                <draw:equation draw:name="f17" draw:formula="21600 * ?f6"/>
                <draw:equation draw:name="f18" draw:formula="min(?f15, ?f14)"/>
                <draw:equation draw:name="f19" draw:formula="?f16 / ?f8"/>
                <draw:equation draw:name="f20" draw:formula="?f17 / ?f8"/>
                <draw:equation draw:name="f21" draw:formula="?f20 - ?f11"/>
                <draw:equation draw:name="f22" draw:formula="?f19 - ?f11"/>
                <draw:equation draw:name="f23" draw:formula="?f21 / 2"/>
                <draw:equation draw:name="f24" draw:formula="?f22 / 2"/>
                <draw:equation draw:name="f25" draw:formula="?f11 + ?f23"/>
                <draw:equation draw:name="f26" draw:formula="?f11 + ?f24"/>
                <draw:equation draw:name="f27" draw:formula="?f24 * ?f18"/>
                <draw:equation draw:name="f28" draw:formula="?f23 * ?f18"/>
                <draw:equation draw:name="f29" draw:formula="?f13 + ?f1"/>
                <draw:equation draw:name="f30" draw:formula="?f29 * ?f9 / ?f0"/>
                <draw:equation draw:name="f31" draw:formula="0 - ?f30"/>
                <draw:equation draw:name="f32" draw:formula="sin(?f31)"/>
                <draw:equation draw:name="f33" draw:formula="0 - ?f32"/>
                <draw:equation draw:name="f34" draw:formula="?f33"/>
                <draw:equation draw:name="f35" draw:formula="cos(?f31)"/>
                <draw:equation draw:name="f36" draw:formula="0 - ?f35"/>
                <draw:equation draw:name="f37" draw:formula="?f36"/>
                <draw:equation draw:name="f38" draw:formula="?f34 * ?f24"/>
                <draw:equation draw:name="f39" draw:formula="?f37 * ?f23"/>
                <draw:equation draw:name="f40" draw:formula="?f26 - ?f38"/>
                <draw:equation draw:name="f41" draw:formula="?f26 + ?f38"/>
                <draw:equation draw:name="f42" draw:formula="?f25 - ?f39"/>
                <draw:equation draw:name="f43" draw:formula="?f25 + ?f39"/>
                <draw:equation draw:name="f44" draw:formula="21550000 - ?f10"/>
                <draw:equation draw:name="f45" draw:formula="if(?f44, ?f10, 21550000)"/>
                <draw:equation draw:name="f46" draw:formula="-21550000 - ?f45"/>
                <draw:equation draw:name="f47" draw:formula="if(?f46, -21550000, ?f45)"/>
                <draw:equation draw:name="f48" draw:formula="?f0 + ?f47"/>
                <draw:equation draw:name="f49" draw:formula="?f0 + ?f1"/>
                <draw:equation draw:name="f50" draw:formula="?f49 * ?f9 / ?f0"/>
                <draw:equation draw:name="f51" draw:formula="0 - ?f50"/>
                <draw:equation draw:name="f52" draw:formula="cos(?f51)"/>
                <draw:equation draw:name="f53" draw:formula="0 - ?f52"/>
                <draw:equation draw:name="f54" draw:formula="?f53 * ?f27"/>
                <draw:equation draw:name="f55" draw:formula="sin(?f51)"/>
                <draw:equation draw:name="f56" draw:formula="0 - ?f55"/>
                <draw:equation draw:name="f57" draw:formula="?f56 * ?f28"/>
                <draw:equation draw:name="f58" draw:formula="sqrt(?f54 * ?f54 + ?f57 * ?f57 + 0 * 0)"/>
                <draw:equation draw:name="f59" draw:formula="?f27 * ?f28 / ?f58"/>
                <draw:equation draw:name="f60" draw:formula="?f56 * ?f59"/>
                <draw:equation draw:name="f61" draw:formula="?f11 - ?f60"/>
                <draw:equation draw:name="f62" draw:formula="?f53 * ?f59"/>
                <draw:equation draw:name="f63" draw:formula="?f25 - ?f62"/>
                <draw:equation draw:name="f64" draw:formula="?f61 - ?f27"/>
                <draw:equation draw:name="f65" draw:formula="?f63 - ?f28"/>
                <draw:equation draw:name="f66" draw:formula="?f61 + ?f27"/>
                <draw:equation draw:name="f67" draw:formula="?f63 + ?f28"/>
                <draw:equation draw:name="f68" draw:formula="?f48 + ?f1"/>
                <draw:equation draw:name="f69" draw:formula="?f68 * ?f9 / ?f0"/>
                <draw:equation draw:name="f70" draw:formula="0 - ?f69"/>
                <draw:equation draw:name="f71" draw:formula="cos(?f70)"/>
                <draw:equation draw:name="f72" draw:formula="0 - ?f71"/>
                <draw:equation draw:name="f73" draw:formula="?f72 * ?f27"/>
                <draw:equation draw:name="f74" draw:formula="sin(?f70)"/>
                <draw:equation draw:name="f75" draw:formula="0 - ?f74"/>
                <draw:equation draw:name="f76" draw:formula="?f75 * ?f28"/>
                <draw:equation draw:name="f77" draw:formula="sqrt(?f73 * ?f73 + ?f76 * ?f76 + 0 * 0)"/>
                <draw:equation draw:name="f78" draw:formula="?f27 * ?f28 / ?f77"/>
                <draw:equation draw:name="f79" draw:formula="?f75 * ?f78"/>
                <draw:equation draw:name="f80" draw:formula="?f61 + ?f79"/>
                <draw:equation draw:name="f81" draw:formula="?f72 * ?f78"/>
                <draw:equation draw:name="f82" draw:formula="?f63 + ?f81"/>
                <draw:equation draw:name="f83" draw:formula="if(?f47, ?f11, ?f64)"/>
                <draw:equation draw:name="f84" draw:formula="if(?f47, ?f25, ?f65)"/>
                <draw:equation draw:name="f85" draw:formula="if(?f47, ?f11, ?f66)"/>
                <draw:equation draw:name="f86" draw:formula="if(?f47, ?f25, ?f67)"/>
                <draw:equation draw:name="f87" draw:formula="if(?f47, ?f64, ?f80)"/>
                <draw:equation draw:name="f88" draw:formula="if(?f47, ?f65, ?f82)"/>
                <draw:equation draw:name="f89" draw:formula="if(?f47, ?f66, ?f80)"/>
                <draw:equation draw:name="f90" draw:formula="if(?f47, ?f67, ?f82)"/>
              </draw:enhanced-geometry>
            </draw:custom-shape>
            <draw:frame draw:id="id96" draw:style-name="a591" draw:name="Textfeld 7" svg:x="9.18211in" svg:y="3.06344in" svg:width="0.91664in" svg:height="0.38154in">
              <draw:text-box>
                <text:p text:style-name="a590" text:class-names="" text:cond-style-name=""><text:span text:style-name="a588" text:class-names="">.12**</text:span><text:span text:style-name="a589" text:class-names=""/></text:p>
              </draw:text-box>
              <svg:title/>
              <svg:desc/>
            </draw:frame>
            <draw:frame draw:id="id97" draw:style-name="a600" draw:name="Textfeld 10" svg:x="8.91431in" svg:y="3.3238in" svg:width="1.25771in" svg:height="0.67339in">
              <draw:text-box>
                <text:p text:style-name="a593" text:class-names="" text:cond-style-name=""><text:span text:style-name="a592" text:class-names="">Exposition***</text:span></text:p>
                <text:p text:style-name="a596" text:class-names="" text:cond-style-name=""><text:span text:style-name="a594" text:class-names="">PC1</text:span><text:span text:style-name="a595" text:class-names="">soil</text:span></text:p>
                <text:p text:style-name="a599" text:class-names="" text:cond-style-name=""><text:span text:style-name="a597" text:class-names="">PC2</text:span><text:span text:style-name="a598" text:class-names="">soil</text:span></text:p>
              </draw:text-box>
              <svg:title/>
              <svg:desc/>
            </draw:frame>
          </draw:g>
          <draw:frame draw:id="id90" draw:style-name="a562" draw:name="Textfeld 7" svg:x="9.9225in" svg:y="3.37363in" svg:width="0.69248in" svg:height="0.38154in">
            <draw:text-box>
              <text:p text:style-name="a561" text:class-names="" text:cond-style-name=""><text:span text:style-name="a559" text:class-names="">.01</text:span><text:span text:style-name="a560" text:class-names=""/></text:p>
            </draw:text-box>
            <svg:title/>
            <svg:desc/>
          </draw:frame>
        </draw:g>
        <draw:frame draw:id="id79" draw:style-name="a482" draw:name="Textfeld 45" svg:x="3.8271in" svg:y="1.56495in" svg:width="1.55133in" svg:height="0.62844in">
          <draw:text-box>
            <text:p text:style-name="a473" text:class-names="" text:cond-style-name=""><text:span text:style-name="a472" text:class-names="">2018</text:span></text:p>
            <text:p text:style-name="a481" text:class-names="" text:cond-style-name=""><text:span text:style-name="a474" text:class-names="">(</text:span><text:span text:style-name="a475" text:class-names="">β</text:span><text:span text:style-name="a476" text:class-names="">SOR</text:span><text:span text:style-name="a477" text:class-names=""><text:s text:c="1"/>=<text:s text:c="1"/></text:span><text:span text:style-name="a478" text:class-names="">.</text:span><text:span text:style-name="a479" text:class-names="">32</text:span><text:span text:style-name="a480" text:class-names="">)</text:span></text:p>
          </draw:text-box>
          <svg:title/>
          <svg:desc/>
        </draw:frame>
        <draw:frame draw:id="id80" draw:style-name="a492" draw:name="Textfeld 45" svg:x="6.68671in" svg:y="1.56222in" svg:width="1.48089in" svg:height="0.62844in">
          <draw:text-box>
            <text:p text:style-name="a484" text:class-names="" text:cond-style-name=""><text:span text:style-name="a483" text:class-names="">2019</text:span></text:p>
            <text:p text:style-name="a491" text:class-names="" text:cond-style-name=""><text:span text:style-name="a485" text:class-names="">(</text:span><text:span text:style-name="a486" text:class-names="">β</text:span><text:span text:style-name="a487" text:class-names="">SOR</text:span><text:span text:style-name="a488" text:class-names=""><text:s text:c="1"/>=<text:s text:c="1"/></text:span><text:span text:style-name="a489" text:class-names="">.</text:span><text:span text:style-name="a490" text:class-names="">32)</text:span></text:p>
          </draw:text-box>
          <svg:title/>
          <svg:desc/>
        </draw:frame>
        <draw:frame draw:id="id81" draw:style-name="a502" draw:name="Textfeld 45" svg:x="9.47973in" svg:y="1.55729in" svg:width="1.49702in" svg:height="0.62844in">
          <draw:text-box>
            <text:p text:style-name="a494" text:class-names="" text:cond-style-name=""><text:span text:style-name="a493" text:class-names="">2021</text:span></text:p>
            <text:p text:style-name="a501" text:class-names="" text:cond-style-name=""><text:span text:style-name="a495" text:class-names="">(</text:span><text:span text:style-name="a496" text:class-names="">β</text:span><text:span text:style-name="a497" text:class-names="">SOR</text:span><text:span text:style-name="a498" text:class-names=""><text:s text:c="1"/>=<text:s text:c="1"/></text:span><text:span text:style-name="a499" text:class-names="">.</text:span><text:span text:style-name="a500" text:class-names="">34)</text:span></text:p>
          </draw:text-box>
          <svg:title/>
          <svg:desc/>
        </draw:frame>
        <draw:frame draw:id="id82" draw:style-name="a514" draw:name="Textfeld 19" svg:x="1.02627in" svg:y="5.50149in" svg:width="1.53297in" svg:height="0.62844in">
          <draw:text-box>
            <text:p text:style-name="a505" text:class-names="" text:cond-style-name=""><text:span text:style-name="a503" text:class-names="">Nestedness</text:span><text:span text:style-name="a504" text:class-names=""/></text:p>
            <text:p text:style-name="a513" text:class-names="" text:cond-style-name=""><text:span text:style-name="a506" text:class-names="">(</text:span><text:span text:style-name="a507" text:class-names="">β</text:span><text:span text:style-name="a508" text:class-names="">SNE</text:span><text:span text:style-name="a509" text:class-names=""><text:s text:c="1"/>=<text:s text:c="1"/></text:span><text:span text:style-name="a510" text:class-names="">.0</text:span><text:span text:style-name="a511" text:class-names="">4</text:span><text:span text:style-name="a512" text:class-names="">)</text:span></text:p>
          </draw:text-box>
          <svg:title/>
          <svg:desc/>
        </draw:frame>
        <draw:frame draw:id="id83" draw:style-name="a525" draw:name="Textfeld 19" svg:x="3.84001in" svg:y="5.45286in" svg:width="1.53297in" svg:height="0.62844in">
          <draw:text-box>
            <text:p text:style-name="a517" text:class-names="" text:cond-style-name=""><text:span text:style-name="a515" text:class-names="">Nestedness</text:span><text:span text:style-name="a516" text:class-names=""/></text:p>
            <text:p text:style-name="a524" text:class-names="" text:cond-style-name=""><text:span text:style-name="a518" text:class-names="">(</text:span><text:span text:style-name="a519" text:class-names="">β</text:span><text:span text:style-name="a520" text:class-names="">SNE</text:span><text:span text:style-name="a521" text:class-names=""><text:s text:c="1"/>=<text:s text:c="1"/></text:span><text:span text:style-name="a522" text:class-names="">.</text:span><text:span text:style-name="a523" text:class-names="">05)</text:span></text:p>
          </draw:text-box>
          <svg:title/>
          <svg:desc/>
        </draw:frame>
        <draw:frame draw:id="id84" draw:style-name="a536" draw:name="Textfeld 19" svg:x="6.63383in" svg:y="5.44232in" svg:width="1.53297in" svg:height="0.62844in">
          <draw:text-box>
            <text:p text:style-name="a528" text:class-names="" text:cond-style-name=""><text:span text:style-name="a526" text:class-names="">Nestedness</text:span><text:span text:style-name="a527" text:class-names=""/></text:p>
            <text:p text:style-name="a535" text:class-names="" text:cond-style-name=""><text:span text:style-name="a529" text:class-names="">(</text:span><text:span text:style-name="a530" text:class-names="">β</text:span><text:span text:style-name="a531" text:class-names="">SNE</text:span><text:span text:style-name="a532" text:class-names=""><text:s text:c="1"/>=<text:s text:c="1"/></text:span><text:span text:style-name="a533" text:class-names="">.</text:span><text:span text:style-name="a534" text:class-names="">04)</text:span></text:p>
          </draw:text-box>
          <svg:title/>
          <svg:desc/>
        </draw:frame>
        <draw:frame draw:id="id85" draw:style-name="a547" draw:name="Textfeld 19" svg:x="9.44953in" svg:y="5.44448in" svg:width="1.53297in" svg:height="0.62844in">
          <draw:text-box>
            <text:p text:style-name="a539" text:class-names="" text:cond-style-name=""><text:span text:style-name="a537" text:class-names="">Nestedness</text:span><text:span text:style-name="a538" text:class-names=""/></text:p>
            <text:p text:style-name="a546" text:class-names="" text:cond-style-name=""><text:span text:style-name="a540" text:class-names="">(</text:span><text:span text:style-name="a541" text:class-names="">β</text:span><text:span text:style-name="a542" text:class-names="">SNE</text:span><text:span text:style-name="a543" text:class-names=""><text:s text:c="1"/>=<text:s text:c="1"/></text:span><text:span text:style-name="a544" text:class-names="">.</text:span><text:span text:style-name="a545" text:class-names="">05)</text:span></text:p>
          </draw:text-box>
          <svg:title/>
          <svg:desc/>
        </draw:frame>
        <draw:custom-shape svg:x="2.88951in" svg:y="4.14126in" svg:width="1.01265in" svg:height="0.47242in" draw:id="id86" draw:style-name="a550" draw:name="Legende mit Linie 1 (ohne Rahmen) 12">
          <svg:title/>
          <svg:desc/>
          <text:p text:style-name="a549" text:class-names="" text:cond-style-name=""><text:span text:style-name="a548" text:class-names="">Space</text:span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8 L ?f11 ?f10 N" draw:text-areas="?f0 ?f2 ?f1 ?f3" draw:modifiers="35796 3071 -16789 -1347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2.59672in" svg:y="4.70387in" svg:width="1.11872in" svg:height="0.47242in" draw:id="id87" draw:style-name="a554" draw:name="Legende mit Linie 1 (ohne Rahmen) 59">
          <svg:title/>
          <svg:desc/>
          <text:p text:style-name="a553" text:class-names="" text:cond-style-name=""><text:span text:style-name="a551" text:class-names="">History</text:span><text:span text:style-name="a552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8 L ?f11 ?f10 N" draw:text-areas="?f0 ?f2 ?f1 ?f3" draw:modifiers="35796 3071 49264 -30063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  <draw:custom-shape svg:x="0.05302in" svg:y="4.29631in" svg:width="0.95111in" svg:height="0.47242in" draw:id="id88" draw:style-name="a558" draw:name="Legende mit Linie 1 (ohne Rahmen) 60">
          <svg:title/>
          <svg:desc/>
          <text:p text:style-name="a557" text:class-names="" text:cond-style-name=""><text:span text:style-name="a555" text:class-names="">Local</text:span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S M ?f0 ?f2 L ?f1 ?f2 ?f1 ?f3 ?f0 ?f3 Z N F M ?f9 ?f8 L ?f11 ?f10 N" draw:text-areas="?f0 ?f2 ?f1 ?f3" draw:modifiers="3835 55024 -63664 8631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?f6 / 21600"/>
            <draw:equation draw:name="f8" draw:formula="?f4 * ?f13 / 100000"/>
            <draw:equation draw:name="f9" draw:formula="?f5 * ?f12 / 100000"/>
            <draw:equation draw:name="f10" draw:formula="?f4 * ?f15 / 100000"/>
            <draw:equation draw:name="f11" draw:formula="?f5 * ?f14 / 100000"/>
            <draw:equation draw:name="f12" draw:formula="$1 / ?f7"/>
            <draw:equation draw:name="f13" draw:formula="$0 / ?f7"/>
            <draw:equation draw:name="f14" draw:formula="$3 / ?f7"/>
            <draw:equation draw:name="f15" draw:formula="$2 / ?f7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-&#10;überschrift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1_Inhalt + Text">
      <presentation:placeholder presentation:object="object" svg:x="0.46528in" svg:y="1.9542in" svg:width="12.40741in" svg:height="4.10797in"/>
      <presentation:placeholder presentation:object="title" svg:x="0.46528in" svg:y="1.03158in" svg:width="12.40741in" svg:height="0.56084in"/>
      <presentation:placeholder presentation:object="page-number" svg:x="9.41667in" svg:y="6.95139in" svg:width="3in" svg:height="0.39931in"/>
      <presentation:placeholder presentation:object="footer" svg:x="4.41667in" svg:y="6.95139in" svg:width="4.5in" svg:height="0.39931in"/>
      <presentation:placeholder presentation:object="outline" svg:x="0.45372in" svg:y="6.10524in" svg:width="12.40741in" svg:height="0.7368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14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931in" style:font-size-asian="0.25931in" style:font-size-complex="0.259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14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0736in" style:font-size-asian="0.40736in" style:font-size-complex="0.4073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0.59236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true"/>
      <style:paragraph-properties style:font-independent-line-spacing="true" style:writing-mode="lr-tb"/>
    </style:style>
    <style:style style:family="text" style:name="a3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6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0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9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5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7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4" draw:name="Titelplatzhalt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1" presentation:style-name="a21" draw:name="Textplatzhalt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umsplatzhalt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ußzeilenplatzhalt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Foliennummernplatzhalt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elfolie" style:page-layout-name="pageLayout1" draw:style-name="a34">
      <draw:frame draw:id="id5" presentation:style-name="a38" draw:name="Titel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astertitelformat bearbeiten</text:span><text:span text:style-name="a36" text:class-names=""/></text:p>
        </draw:text-box>
        <svg:title/>
        <svg:desc/>
      </draw:frame>
      <draw:frame draw:id="id6" presentation:style-name="a42" draw:name="Untertitel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aster-Untertitelformat bearbeiten</text:span><text:span text:style-name="a40" text:class-names=""/></text:p>
        </draw:text-box>
        <svg:title/>
        <svg:desc/>
      </draw:frame>
      <draw:frame draw:id="id7" presentation:style-name="a47" draw:name="Datumsplatzhalt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ußzeilenplatzhalt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Foliennummernplatzhalt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el-und-Inhalt" style:page-layout-name="pageLayout1" draw:style-name="a55">
      <draw:frame draw:id="id10" presentation:style-name="a59" draw:name="Titel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astertitelformat bearbeiten</text:span><text:span text:style-name="a57" text:class-names=""/></text:p>
        </draw:text-box>
        <svg:title/>
        <svg:desc/>
      </draw:frame>
      <draw:frame draw:id="id11" presentation:style-name="a76" draw:name="Inhaltsplatzhalt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Mastertextformat bearbeit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Zweite Ebene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ritte Ebene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ünfte Ebene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umsplatzhalt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ußzeilenplatzhalt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Foliennummernplatzhalt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Abschnitts-&#10;überschrift" style:page-layout-name="pageLayout1" draw:style-name="a89">
      <draw:frame draw:id="id15" presentation:style-name="a93" draw:name="Titel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astertitelformat bearbeiten</text:span><text:span text:style-name="a91" text:class-names=""/></text:p>
        </draw:text-box>
        <svg:title/>
        <svg:desc/>
      </draw:frame>
      <draw:frame draw:id="id16" presentation:style-name="a97" draw:name="Textplatzhalt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Mastertextformat bearbeiten</text:span></text:p>
            </text:list-item>
          </text:list>
        </draw:text-box>
        <svg:title/>
        <svg:desc/>
      </draw:frame>
      <draw:frame draw:id="id17" presentation:style-name="a102" draw:name="Datumsplatzhalt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ußzeilenplatzhalt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Foliennummernplatzhalt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Zwei-Inhalte" style:page-layout-name="pageLayout1" draw:style-name="a110">
      <draw:frame draw:id="id20" presentation:style-name="a114" draw:name="Titel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astertitelformat bearbeiten</text:span><text:span text:style-name="a112" text:class-names=""/></text:p>
        </draw:text-box>
        <svg:title/>
        <svg:desc/>
      </draw:frame>
      <draw:frame draw:id="id21" presentation:style-name="a131" draw:name="Inhaltsplatzhalt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ünfte Ebene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Inhaltsplatzhalt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Mastertextformat bearbeit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Zweite Ebene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ünfte Ebene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umsplatzhalt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ußzeilenplatzhalt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Foliennummernplatzhalt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Vergleich" style:page-layout-name="pageLayout1" draw:style-name="a161">
      <draw:frame draw:id="id26" presentation:style-name="a165" draw:name="Titel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27" presentation:style-name="a169" draw:name="Textplatzhalt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28" presentation:style-name="a186" draw:name="Inhaltsplatzhalt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Mastertextformat bearbeit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Zweite Ebene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ünfte Ebene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platzhalt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Mastertextformat bearbeiten</text:span></text:p>
            </text:list-item>
          </text:list>
        </draw:text-box>
        <svg:title/>
        <svg:desc/>
      </draw:frame>
      <draw:frame draw:id="id30" presentation:style-name="a207" draw:name="Inhaltsplatzhalt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Mastertextformat bearbeit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Zweite Ebene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ünfte Ebene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umsplatzhalt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ußzeilenplatzhalt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Foliennummernplatzhalt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Nur-Titel" style:page-layout-name="pageLayout1" draw:style-name="a220">
      <draw:frame draw:id="id34" presentation:style-name="a224" draw:name="Titel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astertitelformat bearbeiten</text:span><text:span text:style-name="a222" text:class-names=""/></text:p>
        </draw:text-box>
        <svg:title/>
        <svg:desc/>
      </draw:frame>
      <draw:frame draw:id="id35" presentation:style-name="a229" draw:name="Datumsplatzhalt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ußzeilenplatzhalt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Foliennummernplatzhalt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Leer" style:page-layout-name="pageLayout1" draw:style-name="a237">
      <draw:frame draw:id="id38" presentation:style-name="a242" draw:name="Datumsplatzhalt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ußzeilenplatzhalt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Foliennummernplatzhalt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Inhalt-mit-Überschrift" style:page-layout-name="pageLayout1" draw:style-name="a250">
      <draw:frame draw:id="id41" presentation:style-name="a254" draw:name="Titel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astertitelformat bearbeiten</text:span><text:span text:style-name="a252" text:class-names=""/></text:p>
        </draw:text-box>
        <svg:title/>
        <svg:desc/>
      </draw:frame>
      <draw:frame draw:id="id42" presentation:style-name="a271" draw:name="Inhaltsplatzhalt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Mastertextformat bearbeit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Zweite Ebene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ünfte Ebene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platzhalt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Mastertextformat bearbeiten</text:span></text:p>
            </text:list-item>
          </text:list>
        </draw:text-box>
        <svg:title/>
        <svg:desc/>
      </draw:frame>
      <draw:frame draw:id="id44" presentation:style-name="a280" draw:name="Datumsplatzhalt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ußzeilenplatzhalt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Foliennummernplatzhalt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Bild-mit-Überschrift" style:page-layout-name="pageLayout1" draw:style-name="a288">
      <draw:frame draw:id="id47" presentation:style-name="a292" draw:name="Titel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astertitelformat bearbeiten</text:span><text:span text:style-name="a290" text:class-names=""/></text:p>
        </draw:text-box>
        <svg:title/>
        <svg:desc/>
      </draw:frame>
      <draw:frame draw:id="id48" presentation:style-name="a295" draw:name="Bildplatzhalt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platzhalt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Mastertextformat bearbeiten</text:span></text:p>
            </text:list-item>
          </text:list>
        </draw:text-box>
        <svg:title/>
        <svg:desc/>
      </draw:frame>
      <draw:frame draw:id="id50" presentation:style-name="a304" draw:name="Datumsplatzhalt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ußzeilenplatzhalt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Foliennummernplatzhalt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el-und-vertikaler-Text" style:page-layout-name="pageLayout1" draw:style-name="a312">
      <draw:frame draw:id="id53" presentation:style-name="a316" draw:name="Titel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Mastertitelformat bearbeiten</text:span><text:span text:style-name="a314" text:class-names=""/></text:p>
        </draw:text-box>
        <svg:title/>
        <svg:desc/>
      </draw:frame>
      <draw:frame draw:id="id54" presentation:style-name="a333" draw:name="Vertikaler Textplatzhalt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Mastertextformat bearbeit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Zweite Ebene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ünfte Ebene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umsplatzhalt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ußzeilenplatzhalt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Foliennummernplatzhalt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kaler-Titel-und-Text" style:page-layout-name="pageLayout1" draw:style-name="a346">
      <draw:frame draw:id="id58" presentation:style-name="a350" draw:name="Vertikaler Tite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Mastertitelformat bearbeiten</text:span><text:span text:style-name="a348" text:class-names=""/></text:p>
        </draw:text-box>
        <svg:title/>
        <svg:desc/>
      </draw:frame>
      <draw:frame draw:id="id59" presentation:style-name="a367" draw:name="Vertikaler Textplatzhalt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Mastertextformat bearbeit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Zweite Ebene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ünfte Ebene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umsplatzhalt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ußzeilenplatzhalt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Foliennummernplatzhalt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  <style:master-page style:name="Master1-Layout12-cust-1_Inhalt-+-Text" style:page-layout-name="pageLayout1" draw:style-name="a380">
      <draw:frame draw:id="id63" presentation:style-name="a390" draw:name="Inhaltsplatzhalter 2" svg:x="0.46528in" svg:y="1.9542in" svg:width="12.40741in" svg:height="4.10797in" presentation:class="object" presentation:placeholder="false">
        <draw:text-box>
          <text:list text:style-name="a383">
            <text:list-item>
              <text:p text:style-name="a382" text:class-names="" text:cond-style-name=""><text:span text:style-name="a381" text:class-names="">Inhalt durch Klicken bearbeiten</text:span></text:p>
            </text:list-item>
          </text:list>
          <text:list text:style-name="a386">
            <text:list-item>
              <text:list text:style-name="a386">
                <text:list-item>
                  <text:p text:style-name="a385" text:class-names="" text:cond-style-name=""><text:span text:style-name="a384" text:class-names="">Zweite Ebene</text:span></text:p>
                </text:list-item>
              </text:list>
            </text:list-item>
          </text:list>
          <text:list text:style-name="a389">
            <text:list-item>
              <text:list text:style-name="a389">
                <text:list-item>
                  <text:list text:style-name="a389">
                    <text:list-item>
                      <text:p text:style-name="a388" text:class-names="" text:cond-style-name=""><text:span text:style-name="a387" text:class-names="">Dritte Ebene</text:span></text:p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393" draw:name="Titel 1" svg:x="0.46528in" svg:y="1.03158in" svg:width="12.40741in" svg:height="0.56084in" presentation:class="title" presentation:placeholder="false">
        <draw:text-box>
          <text:p text:style-name="a392" text:class-names="" text:cond-style-name=""><text:span text:style-name="a391" text:class-names="">Titel durch Klicken bearbeiten</text:span></text:p>
        </draw:text-box>
        <svg:title/>
        <svg:desc/>
      </draw:frame>
      <draw:frame draw:id="id65" presentation:style-name="a397" draw:name="Foliennummernplatzhalter 4" svg:x="9.41667in" svg:y="6.95139in" svg:width="3in" svg:height="0.39931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>‹Nr.›</text:page-number></text:span><text:span text:style-name="a395" text:class-names=""/></text:p>
        </draw:text-box>
        <svg:title/>
        <svg:desc/>
      </draw:frame>
      <draw:frame draw:id="id66" presentation:style-name="a401" draw:name="Fußzeilenplatzhalter 6" svg:x="4.41667in" svg:y="6.95139in" svg:width="4.5in" svg:height="0.39931in" presentation:class="footer" presentation:placeholder="false">
        <draw:text-box>
          <text:p text:style-name="a400" text:class-names="" text:cond-style-name=""><text:span text:style-name="a398" text:class-names="">Variability of dike grasslands | Seminar Restoration Ecology | Markus Bauer | 29.11.2021</text:span><text:span text:style-name="a399" text:class-names=""/></text:p>
        </draw:text-box>
        <svg:title/>
        <svg:desc/>
      </draw:frame>
      <draw:frame draw:id="id67" presentation:style-name="a405" draw:name="Textplatzhalter 7" svg:x="0.45372in" svg:y="6.10524in" svg:width="12.40741in" svg:height="0.73681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Inhalt durch Klicken bearbeiten</text:span></text:p>
            </text:list-item>
          </text:list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-Präsentation</dc:title>
    <meta:initial-creator>Markus Bauer</meta:initial-creator>
    <dc:creator>Markus Bauer</dc:creator>
    <meta:creation-date>2021-12-15T15:04:52Z</meta:creation-date>
    <dc:date>2021-12-15T17:33:16Z</dc:date>
    <meta:editing-cycles>2</meta:editing-cycles>
    <meta:editing-duration>PT0S</meta:editing-duration>
    <meta:document-statistic meta:paragraph-count="52" meta:word-count="146"/>
  </office:meta>
</office:document-meta>
</file>